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ContainsRegExp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ContainsRegExp.setNegat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RegExp.setRegexps( final Vector regex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RegExp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RegExp.rea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ineContainsRegExp.LineContainsRegExp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RegExp.LineContains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RegExp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eContainsRegExp.getRegex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RegExp.addConfiguredRegexp( final RegularExpression reg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